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d5ef9" officeooo:paragraph-rsid="000d5ef9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3pt" officeooo:rsid="000bd9bc" officeooo:paragraph-rsid="000bd9bc" style:font-size-asian="13pt" style:font-size-complex="13pt"/>
    </style:style>
    <style:style style:name="P3" style:family="paragraph" style:parent-style-name="Standard">
      <style:text-properties fo:font-size="13pt" officeooo:rsid="000de270" officeooo:paragraph-rsid="000de270" style:font-size-asian="13pt" style:font-size-complex="13pt"/>
    </style:style>
    <style:style style:name="P4" style:family="paragraph" style:parent-style-name="Standard" style:list-style-name="L1">
      <style:text-properties fo:font-size="13pt" officeooo:rsid="000bd9bc" officeooo:paragraph-rsid="000bd9bc" style:font-size-asian="13pt" style:font-size-complex="13pt"/>
    </style:style>
    <style:style style:name="P5" style:family="paragraph" style:parent-style-name="Standard" style:list-style-name="L1">
      <style:text-properties fo:font-size="13pt" officeooo:rsid="000bd9bc" officeooo:paragraph-rsid="000de270" style:font-size-asian="13pt" style:font-size-complex="13pt"/>
    </style:style>
    <style:style style:name="P6" style:family="paragraph" style:parent-style-name="Standard" style:list-style-name="L1">
      <style:text-properties fo:font-size="13pt" officeooo:rsid="0011e89f" officeooo:paragraph-rsid="0013699d" style:font-size-asian="13pt" style:font-size-complex="13pt"/>
    </style:style>
    <style:style style:name="P7" style:family="paragraph" style:parent-style-name="Standard" style:list-style-name="L1">
      <style:text-properties fo:font-size="13pt" officeooo:rsid="00129480" officeooo:paragraph-rsid="00129480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699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tázky při konzultaci</text:p>
      <text:p text:style-name="P1"/>
      <text:p text:style-name="P3">Ohodnocení</text:p>
      <text:list xml:id="list6528882474283402704" text:style-name="L1">
        <text:list-item>
          <text:p text:style-name="P4">Jaký rozsah bude mít slovní ohodnocení? - <text:span text:style-name="T2">4000 znaků</text:span></text:p>
        </text:list-item>
        <text:list-item>
          <text:p text:style-name="P5">Jsou otázky vždy stejné v jednom hodnocení? Poskytují se otázky při zadávání výsledků? - <text:span text:style-name="T2">Vždy stejné</text:span></text:p>
        </text:list-item>
        <text:list-item>
          <text:p text:style-name="P7">Má evaluace název? <text:span text:style-name="T2">Ano </text:span></text:p>
          <text:p text:style-name="P5"/>
        </text:list-item>
      </text:list>
      <text:p text:style-name="P3">Zaměstnanci</text:p>
      <text:list xml:id="list105852015166927" text:continue-numbering="true" text:style-name="L1">
        <text:list-item>
          <text:p text:style-name="P4">Při editaci zaměstnanců se přemaže celá databáze za nový soubor, nebo se přidají jen určíté řádky zaměstnanců?</text:p>
        </text:list-item>
        <text:list-item>
          <text:p text:style-name="P4">Jak vypadá soubor zaměstnanců a jak je označen manažer?</text:p>
        </text:list-item>
        <text:list-item>
          <text:p text:style-name="P6">Může mít jeden zaměstnanec <text:span text:style-name="T1">více pracovišť</text:span>? </text:p>
        </text:list-item>
        <text:list-item>
          <text:p text:style-name="P6"><text:span text:style-name="T2">Ne, vždy bude mít jen jednou v plánovaném ohodnocení</text:span></text:p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7:31:43.338000000</meta:creation-date>
    <dc:date>2015-09-11T10:58:51.975000000</dc:date>
    <meta:editing-duration>PT1H43M</meta:editing-duration>
    <meta:editing-cycles>8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0" meta:word-count="82" meta:character-count="491" meta:non-whitespace-character-count="424"/>
  </office:meta>
</office:document-meta>
</file>